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17c9d" officeooo:paragraph-rsid="00117c9d"/>
    </style:style>
    <style:style style:name="P2" style:family="paragraph" style:parent-style-name="Table_20_Contents">
      <style:text-properties officeooo:rsid="00117c9d" officeooo:paragraph-rsid="00117c9d"/>
    </style:style>
    <style:style style:name="T1" style:family="text">
      <style:text-properties officeooo:rsid="001366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Недостатки</text:p>
          </table:table-cell>
          <table:table-cell table:style-name="Table1.B1" office:value-type="string">
            <text:p text:style-name="P2">Преимущества</text:p>
          </table:table-cell>
        </table:table-row>
        <table:table-row>
          <table:table-cell table:style-name="Table1.A2" office:value-type="string">
            <text:p text:style-name="P2">8.11.2015 – <text:span text:style-name="T1">Скандал, о</text:span>граничение свободы и образования: нельзя читать во время ужина</text:p>
          </table:table-cell>
          <table:table-cell table:style-name="Table1.B2" office:value-type="string">
            <text:p text:style-name="P2">Активная конюшня – Лоза с Марой отдельно от табуна, у Лозы улучшилось психическое и физическое состояние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7c9d" officeooo:paragraph-rsid="00117c9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Преимущества и недостатки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1:14:26.297293521</meta:creation-date>
    <dc:date>2015-11-09T11:22:21.102300049</dc:date>
    <meta:editing-duration>PT7M7S</meta:editing-duration>
    <meta:editing-cycles>2</meta:editing-cycles>
    <meta:generator>LibreOffice/5.0.2.2$Linux_X86_64 LibreOffice_project/00m0$Build-2</meta:generator>
    <meta:document-statistic meta:table-count="1" meta:image-count="0" meta:object-count="0" meta:page-count="1" meta:paragraph-count="5" meta:word-count="31" meta:character-count="235" meta:non-whitespace-character-count="207"/>
  </office:meta>
</office:document-meta>
</file>